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f248" officeooo:paragraph-rsid="000ef24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f248" officeooo:paragraph-rsid="000ef24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4bf7" officeooo:paragraph-rsid="00104bf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ef248" officeooo:paragraph-rsid="000ef24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04bf7" officeooo:paragraph-rsid="00104bf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ef248" officeooo:paragraph-rsid="000ef24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104bf7" officeooo:paragraph-rsid="00104bf7" style:font-weight-asian="bold" style:font-weight-complex="bold"/>
    </style:style>
    <style:style style:name="T1" style:family="text">
      <style:text-properties officeooo:rsid="0011f0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6 - RECURSIVE DESCENT PARSER FOR SIMPLE GRAMMARS</text:p>
      <text:p text:style-name="P1"/>
      <text:p text:style-name="P4">Name : Pranamya G Kulal</text:p>
      <text:p text:style-name="P4">Class : CSE A</text:p>
      <text:p text:style-name="P4">Roll no: 8</text:p>
      <text:p text:style-name="P4">Reg no: 220905018</text:p>
      <text:p text:style-name="P4"/>
      <text:p text:style-name="P6">Q1)S→a | &gt; | ( T )</text:p>
      <text:p text:style-name="P6"><text:s text:c="6"/>T→T, S|S</text:p>
      <text:p text:style-name="P4"/>
      <text:p text:style-name="P2">i) Grammar without left recusrion</text:p>
      <text:p text:style-name="P4">S→a | &gt; | ( T )</text:p>
      <text:p text:style-name="P4">T→ST'</text:p>
      <text:p text:style-name="P4">T'-&gt; ,ST'| epsilon</text:p>
      <text:p text:style-name="P4"/>
      <text:p text:style-name="P2">ii) Code</text:p>
      <text:p text:style-name="P4">#include &lt;stdio.h&gt;</text:p>
      <text:p text:style-name="P4">#include &lt;stdlib.h&gt;</text:p>
      <text:p text:style-name="P4">#include &lt;string.h&gt;</text:p>
      <text:p text:style-name="P4">int curr = 0;</text:p>
      <text:p text:style-name="P4">char str[100];</text:p>
      <text:p text:style-name="P4"/>
      <text:p text:style-name="P4">void S();</text:p>
      <text:p text:style-name="P4">void T();</text:p>
      <text:p text:style-name="P4">void Tprime();</text:p>
      <text:p text:style-name="P4"/>
      <text:p text:style-name="P4">void invalid() {</text:p>
      <text:p text:style-name="P4"><text:s text:c="4"/>printf("-----------------ERROR-------------------\n");</text:p>
      <text:p text:style-name="P4"><text:s text:c="4"/>exit(0);</text:p>
      <text:p text:style-name="P4">}</text:p>
      <text:p text:style-name="P4">void valid(){</text:p>
      <text:p text:style-name="P4"><text:s text:c="4"/>printf("-----------------SUCCESS-----------------\n");</text:p>
      <text:p text:style-name="P4"><text:s text:c="4"/>exit(0);</text:p>
      <text:p text:style-name="P4">}</text:p>
      <text:p text:style-name="P4">void S(){</text:p>
      <text:p text:style-name="P4"><text:s text:c="4"/>if(str[curr] == 'a'){</text:p>
      <text:p text:style-name="P4"><text:s text:c="8"/>curr++;</text:p>
      <text:p text:style-name="P4"><text:s text:c="8"/>return;</text:p>
      <text:p text:style-name="P4"><text:s text:c="4"/>}</text:p>
      <text:p text:style-name="P4"><text:s text:c="4"/>else if(str[curr] == '&gt;'){</text:p>
      <text:p text:style-name="P4"><text:s text:c="8"/>curr++;</text:p>
      <text:p text:style-name="P4"><text:s text:c="8"/>return;</text:p>
      <text:p text:style-name="P4"><text:s text:c="4"/>}</text:p>
      <text:p text:style-name="P4"><text:s text:c="4"/>else if(str[curr] == '('){</text:p>
      <text:p text:style-name="P4"><text:s text:c="8"/>curr++;</text:p>
      <text:p text:style-name="P4"><text:s text:c="8"/>T();</text:p>
      <text:p text:style-name="P4"><text:s text:c="8"/>if(str[curr] == ')'){</text:p>
      <text:p text:style-name="P4"><text:s text:c="12"/>curr++;</text:p>
      <text:p text:style-name="P4"><text:s text:c="12"/>return;</text:p>
      <text:p text:style-name="P4"><text:s text:c="8"/>}</text:p>
      <text:p text:style-name="P4"><text:s text:c="8"/>else invalid();</text:p>
      <text:p text:style-name="P4"><text:s text:c="4"/>}</text:p>
      <text:p text:style-name="P4"><text:soft-page-break/><text:s text:c="4"/>else invalid();</text:p>
      <text:p text:style-name="P4">}</text:p>
      <text:p text:style-name="P4"/>
      <text:p text:style-name="P4">void T(){</text:p>
      <text:p text:style-name="P4"><text:s text:c="3"/>S();</text:p>
      <text:p text:style-name="P4"><text:s text:c="3"/>Tprime();</text:p>
      <text:p text:style-name="P4">}</text:p>
      <text:p text:style-name="P4"/>
      <text:p text:style-name="P4">void Tprime(){</text:p>
      <text:p text:style-name="P4"><text:s text:c="4"/>if(str[curr] == ','){</text:p>
      <text:p text:style-name="P4"><text:s text:c="8"/>curr++;</text:p>
      <text:p text:style-name="P4"><text:s text:c="8"/>S();</text:p>
      <text:p text:style-name="P4"><text:s text:c="8"/>Tprime();</text:p>
      <text:p text:style-name="P4"><text:s text:c="4"/>}</text:p>
      <text:p text:style-name="P4">}</text:p>
      <text:p text:style-name="P4"/>
      <text:p text:style-name="P4">int main(){</text:p>
      <text:p text:style-name="P4"><text:s text:c="4"/>printf("Enter string: ");</text:p>
      <text:p text:style-name="P4"><text:s text:c="4"/>scanf("%s", str);</text:p>
      <text:p text:style-name="P4"><text:s text:c="4"/>S();</text:p>
      <text:p text:style-name="P4"><text:s text:c="4"/>if(str[curr] == '$') valid();</text:p>
      <text:p text:style-name="P4"><text:s text:c="4"/>else invalid();</text:p>
      <text:p text:style-name="P4">}</text:p>
      <text:p text:style-name="P4"/>
      <text:p text:style-name="P2">iii) Terminal</text:p>
      <text:p text:style-name="P4">CD_LAB_A1@debianpc-02:~/Desktop/220905018/Lab6-RDP$ gcc -o l6q1 l6q1.c</text:p>
      <text:p text:style-name="P4">CD_LAB_A1@debianpc-02:~/Desktop/220905018/Lab6-RDP$ ./l6q1</text:p>
      <text:p text:style-name="P4">Enter string: (a,a)$</text:p>
      <text:p text:style-name="P4">-----------------SUCCESS-----------------</text:p>
      <text:p text:style-name="P4">CD_LAB_A1@debianpc-02:~/Desktop/220905018/Lab6-RDP$ ./l6q1</text:p>
      <text:p text:style-name="P4">Enter string: (a)</text:p>
      <text:p text:style-name="P4">-----------------ERROR-------------------</text:p>
      <text:p text:style-name="P4"/>
      <text:p text:style-name="P6">Q2) S→UVW</text:p>
      <text:p text:style-name="P6">U →(S) | aSb | d</text:p>
      <text:p text:style-name="P6">V → aV | epsilon</text:p>
      <text:p text:style-name="P6">W → cW | epsilon</text:p>
      <text:p text:style-name="P4"/>
      <text:p text:style-name="P6">No left recusrion</text:p>
      <text:p text:style-name="P2">i) Code</text:p>
      <text:p text:style-name="P4">#include &lt;stdio.h&gt;</text:p>
      <text:p text:style-name="P4">#include &lt;stdlib.h&gt;</text:p>
      <text:p text:style-name="P4">#include &lt;string.h&gt;</text:p>
      <text:p text:style-name="P4">int curr = 0;</text:p>
      <text:p text:style-name="P4">char str[100];</text:p>
      <text:p text:style-name="P4">void S();</text:p>
      <text:p text:style-name="P4">void U();</text:p>
      <text:p text:style-name="P4">void V();</text:p>
      <text:p text:style-name="P4">void W();</text:p>
      <text:p text:style-name="P4"/>
      <text:p text:style-name="P4">void invalid() {</text:p>
      <text:p text:style-name="P4"><text:s text:c="4"/>printf("-----------------ERROR-------------------\n");</text:p>
      <text:p text:style-name="P4"><text:soft-page-break/><text:s text:c="4"/>exit(0);</text:p>
      <text:p text:style-name="P4">}</text:p>
      <text:p text:style-name="P4">void valid(){</text:p>
      <text:p text:style-name="P4"><text:s text:c="4"/>printf("----------------------------SUCCESS--------------------\n");</text:p>
      <text:p text:style-name="P4"><text:s text:c="4"/>exit(0);</text:p>
      <text:p text:style-name="P4">}</text:p>
      <text:p text:style-name="P4">void S(){</text:p>
      <text:p text:style-name="P4"><text:s text:c="4"/>U();</text:p>
      <text:p text:style-name="P4"><text:s text:c="4"/>V();</text:p>
      <text:p text:style-name="P4"><text:s text:c="4"/>W();</text:p>
      <text:p text:style-name="P4">}</text:p>
      <text:p text:style-name="P4">void U(){</text:p>
      <text:p text:style-name="P4"><text:s text:c="4"/>if(str[curr] == '('){</text:p>
      <text:p text:style-name="P4"><text:s text:c="8"/>curr++;</text:p>
      <text:p text:style-name="P4"><text:s text:c="8"/>S();</text:p>
      <text:p text:style-name="P4"><text:s text:c="8"/>if(str[curr] == ')'){</text:p>
      <text:p text:style-name="P4"><text:s text:c="12"/>curr++;</text:p>
      <text:p text:style-name="P4"><text:s text:c="12"/>return;</text:p>
      <text:p text:style-name="P4"><text:s text:c="8"/>}else invalid();</text:p>
      <text:p text:style-name="P4"><text:s text:c="4"/>}</text:p>
      <text:p text:style-name="P4"><text:s text:c="4"/>else if(str[curr] == 'a'){</text:p>
      <text:p text:style-name="P4"><text:s text:c="8"/>curr++;</text:p>
      <text:p text:style-name="P4"><text:s text:c="8"/>S();</text:p>
      <text:p text:style-name="P4"><text:s text:c="8"/>if(str[curr] == 'b'){</text:p>
      <text:p text:style-name="P4"><text:s text:c="12"/>curr++;</text:p>
      <text:p text:style-name="P4"><text:s text:c="12"/>return;</text:p>
      <text:p text:style-name="P4"><text:s text:c="8"/>}else invalid();</text:p>
      <text:p text:style-name="P4"><text:s text:c="4"/>}</text:p>
      <text:p text:style-name="P4"><text:s text:c="4"/>else if(str[curr] == 'd') {</text:p>
      <text:p text:style-name="P4"><text:s text:c="8"/>curr++;</text:p>
      <text:p text:style-name="P4"><text:s text:c="8"/>return;</text:p>
      <text:p text:style-name="P4"><text:s text:c="4"/>}</text:p>
      <text:p text:style-name="P4"><text:s text:c="4"/>else invalid();</text:p>
      <text:p text:style-name="P4">}</text:p>
      <text:p text:style-name="P4">void V(){</text:p>
      <text:p text:style-name="P4"><text:s text:c="4"/>if(str[curr] == 'a'){</text:p>
      <text:p text:style-name="P4"><text:s text:c="8"/>curr++;</text:p>
      <text:p text:style-name="P4"><text:s text:c="8"/>V();</text:p>
      <text:p text:style-name="P4"><text:s text:c="4"/>}</text:p>
      <text:p text:style-name="P4">}</text:p>
      <text:p text:style-name="P4">void W(){</text:p>
      <text:p text:style-name="P4"><text:s text:c="4"/>if(str[curr] == 'c'){</text:p>
      <text:p text:style-name="P4"><text:s text:c="8"/>curr++;</text:p>
      <text:p text:style-name="P4"><text:s text:c="8"/>W();</text:p>
      <text:p text:style-name="P4"><text:s text:c="4"/>}</text:p>
      <text:p text:style-name="P4">}</text:p>
      <text:p text:style-name="P4">int main(){</text:p>
      <text:p text:style-name="P4"><text:s text:c="4"/>printf("Enter string: ");</text:p>
      <text:p text:style-name="P4"><text:s text:c="4"/>scanf("%s", str);</text:p>
      <text:p text:style-name="P4"><text:s text:c="4"/>S();</text:p>
      <text:p text:style-name="P4"><text:s text:c="4"/>if(str[curr] == '$') valid();</text:p>
      <text:p text:style-name="P4"><text:s text:c="4"/>else invalid();</text:p>
      <text:p text:style-name="P4"><text:soft-page-break/>}</text:p>
      <text:p text:style-name="P4"/>
      <text:p text:style-name="P2">ii) Terminal</text:p>
      <text:p text:style-name="P4">CD_LAB_A1@debianpc-02:~/Desktop/220905018/Lab6-RDP$ gcc -o l6q2 l6q2.c</text:p>
      <text:p text:style-name="P4">CD_LAB_A1@debianpc-02:~/Desktop/220905018/Lab6-RDP$ ./l6q2</text:p>
      <text:p text:style-name="P4">Enter string: dac$</text:p>
      <text:p text:style-name="P4">----------------------------SUCCESS--------------------</text:p>
      <text:p text:style-name="P4">CD_LAB_A1@debianpc-02:~/Desktop/220905018/Lab6-RDP$ ./l6q2</text:p>
      <text:p text:style-name="P4">Enter string: (ac)$</text:p>
      <text:p text:style-name="P4">-----------------ERROR-------------------</text:p>
      <text:p text:style-name="P4"/>
      <text:p text:style-name="P7">Q3) S→aAcBe</text:p>
      <text:p text:style-name="P7">A→Ab|b</text:p>
      <text:p text:style-name="P7">B→d</text:p>
      <text:p text:style-name="P5"/>
      <text:p text:style-name="P3">i) Grammar without left recusrion</text:p>
      <text:p text:style-name="P5">S→aAcBe</text:p>
      <text:p text:style-name="P5">A→bA'</text:p>
      <text:p text:style-name="P5">A'-&gt; bA'| epsilon</text:p>
      <text:p text:style-name="P5">B→d</text:p>
      <text:p text:style-name="P5"/>
      <text:p text:style-name="P3">ii) Code</text:p>
      <text:p text:style-name="P5">#include &lt;stdio.h&gt;</text:p>
      <text:p text:style-name="P5">#include &lt;stdlib.h&gt;</text:p>
      <text:p text:style-name="P5">#include &lt;string.h&gt;</text:p>
      <text:p text:style-name="P5">int curr = 0;</text:p>
      <text:p text:style-name="P5">char str[100];</text:p>
      <text:p text:style-name="P5">void S();</text:p>
      <text:p text:style-name="P5">void A();</text:p>
      <text:p text:style-name="P5">void Aprime();</text:p>
      <text:p text:style-name="P5">void B();</text:p>
      <text:p text:style-name="P5"/>
      <text:p text:style-name="P5">void invalid() {</text:p>
      <text:p text:style-name="P5"><text:s text:c="4"/>printf("-----------------ERROR-------------------\n");</text:p>
      <text:p text:style-name="P5"><text:s text:c="4"/>exit(0);</text:p>
      <text:p text:style-name="P5">}</text:p>
      <text:p text:style-name="P5">void valid(){</text:p>
      <text:p text:style-name="P5"><text:s text:c="4"/>printf("----------------------------SUCCESS--------------------\n");</text:p>
      <text:p text:style-name="P5"><text:s text:c="4"/>exit(0);</text:p>
      <text:p text:style-name="P5">}</text:p>
      <text:p text:style-name="P5"/>
      <text:p text:style-name="P5">void S(){</text:p>
      <text:p text:style-name="P5"><text:s text:c="4"/>if(str[curr] == 'a'){</text:p>
      <text:p text:style-name="P5"><text:s text:c="8"/>curr++;</text:p>
      <text:p text:style-name="P5"><text:s text:c="8"/>A();</text:p>
      <text:p text:style-name="P5"><text:s text:c="8"/>if(str[curr] == 'c'){</text:p>
      <text:p text:style-name="P5"><text:s text:c="12"/>curr++;</text:p>
      <text:p text:style-name="P5"><text:s text:c="12"/>B();</text:p>
      <text:p text:style-name="P5"><text:s text:c="12"/>if(str[curr] == 'e'){</text:p>
      <text:p text:style-name="P5"><text:s text:c="16"/>curr++;</text:p>
      <text:p text:style-name="P5"><text:s text:c="16"/>return;</text:p>
      <text:p text:style-name="P5"><text:s text:c="12"/>}else invalid();</text:p>
      <text:p text:style-name="P5"><text:soft-page-break/><text:s text:c="8"/>}else invalid();</text:p>
      <text:p text:style-name="P5"><text:s text:c="4"/>}else invalid();</text:p>
      <text:p text:style-name="P5">}</text:p>
      <text:p text:style-name="P5"/>
      <text:p text:style-name="P5">void A(){</text:p>
      <text:p text:style-name="P5"><text:s text:c="4"/>if(str[curr] == 'b'){</text:p>
      <text:p text:style-name="P5"><text:s text:c="8"/>curr++;</text:p>
      <text:p text:style-name="P5"><text:s text:c="8"/>Aprime();</text:p>
      <text:p text:style-name="P5"><text:s text:c="4"/>}else invalid();</text:p>
      <text:p text:style-name="P5">}</text:p>
      <text:p text:style-name="P5"/>
      <text:p text:style-name="P5">void Aprime(){</text:p>
      <text:p text:style-name="P5"><text:s text:c="4"/>if(str[curr] == 'b'){</text:p>
      <text:p text:style-name="P5"><text:s text:c="8"/>curr++;</text:p>
      <text:p text:style-name="P5"><text:s text:c="8"/>Aprime();</text:p>
      <text:p text:style-name="P5"><text:s text:c="4"/>}</text:p>
      <text:p text:style-name="P5">}</text:p>
      <text:p text:style-name="P5"/>
      <text:p text:style-name="P5">void B(){</text:p>
      <text:p text:style-name="P5"><text:s text:c="4"/>if(str[curr] == 'd'){</text:p>
      <text:p text:style-name="P5"><text:s text:c="8"/>curr++;</text:p>
      <text:p text:style-name="P5"><text:s text:c="8"/>return;</text:p>
      <text:p text:style-name="P5"><text:s text:c="4"/>}</text:p>
      <text:p text:style-name="P5">}</text:p>
      <text:p text:style-name="P5">int main(){</text:p>
      <text:p text:style-name="P5"><text:s text:c="4"/>printf("Enter string: ");</text:p>
      <text:p text:style-name="P5"><text:s text:c="4"/>scanf("%s", str);</text:p>
      <text:p text:style-name="P5"><text:s text:c="4"/>S();</text:p>
      <text:p text:style-name="P5"><text:s text:c="4"/>if(str[curr] == '$') valid();</text:p>
      <text:p text:style-name="P5"><text:s text:c="4"/>else invalid();</text:p>
      <text:p text:style-name="P5">}</text:p>
      <text:p text:style-name="P5"/>
      <text:p text:style-name="P3">ii) Terminal</text:p>
      <text:p text:style-name="P5">CD_LAB_A1@debianpc-02:~/Desktop/220905018/Lab6-RDP$ gcc -o l6q3 l6q3.c</text:p>
      <text:p text:style-name="P5">CD_LAB_A1@debianpc-02:~/Desktop/220905018/Lab6-RDP$ ./l6q3</text:p>
      <text:p text:style-name="P5">Enter string: abbcde$</text:p>
      <text:p text:style-name="P5">----------------------------SUCCESS--------------------</text:p>
      <text:p text:style-name="P5">CD_LAB_A1@debianpc-02:~/Desktop/220905018/Lab6-RDP$ ./l6q3</text:p>
      <text:p text:style-name="P5">Enter string: accd$</text:p>
      <text:p text:style-name="P5">-----------------ERROR-------------------</text:p>
      <text:p text:style-name="P5"/>
      <text:p text:style-name="P7">Q4) S →(L) | a</text:p>
      <text:p text:style-name="P7">L → L,S | S</text:p>
      <text:p text:style-name="P5"/>
      <text:p text:style-name="P3">i) G<text:span text:style-name="T1">ra</text:span>mmar without left recursion</text:p>
      <text:p text:style-name="P5">S →(L) | a</text:p>
      <text:p text:style-name="P5">L → SL'</text:p>
      <text:p text:style-name="P5">L' -&gt; ,SL' | epsilon</text:p>
      <text:p text:style-name="P5"/>
      <text:p text:style-name="P3">ii) Code</text:p>
      <text:p text:style-name="P5">#include &lt;stdio.h&gt;</text:p>
      <text:p text:style-name="P5">#include &lt;stdlib.h&gt;</text:p>
      <text:p text:style-name="P5"><text:soft-page-break/>#include &lt;string.h&gt;</text:p>
      <text:p text:style-name="P5">int curr = 0;</text:p>
      <text:p text:style-name="P5">char str[100];</text:p>
      <text:p text:style-name="P5"/>
      <text:p text:style-name="P5">void S();</text:p>
      <text:p text:style-name="P5">void L();</text:p>
      <text:p text:style-name="P5">void Lprime();</text:p>
      <text:p text:style-name="P5"/>
      <text:p text:style-name="P5">void invalid() {</text:p>
      <text:p text:style-name="P5"><text:s text:c="4"/>printf("-----------------ERROR-------------------\n");</text:p>
      <text:p text:style-name="P5"><text:s text:c="4"/>exit(0);</text:p>
      <text:p text:style-name="P5">}</text:p>
      <text:p text:style-name="P5">void valid(){</text:p>
      <text:p text:style-name="P5"><text:s text:c="4"/>printf("-----------------SUCCESS--------------------\n");</text:p>
      <text:p text:style-name="P5"><text:s text:c="4"/>exit(0);</text:p>
      <text:p text:style-name="P5">}</text:p>
      <text:p text:style-name="P5"/>
      <text:p text:style-name="P5">void S(){</text:p>
      <text:p text:style-name="P5"><text:s text:c="4"/>if(str[curr] == '('){</text:p>
      <text:p text:style-name="P5"><text:s text:c="8"/>curr++;</text:p>
      <text:p text:style-name="P5"><text:s text:c="8"/>L();</text:p>
      <text:p text:style-name="P5"><text:s text:c="8"/>if(str[curr] == ')'){</text:p>
      <text:p text:style-name="P5"><text:s text:c="12"/>curr++;</text:p>
      <text:p text:style-name="P5"><text:s text:c="12"/>return;</text:p>
      <text:p text:style-name="P5"><text:s text:c="8"/>}else invalid();</text:p>
      <text:p text:style-name="P5"><text:s text:c="4"/>}</text:p>
      <text:p text:style-name="P5"><text:s text:c="4"/>else if(str[curr] == 'a'){</text:p>
      <text:p text:style-name="P5"><text:s text:c="8"/>curr++;</text:p>
      <text:p text:style-name="P5"><text:s text:c="8"/>return;</text:p>
      <text:p text:style-name="P5"><text:s text:c="4"/>}</text:p>
      <text:p text:style-name="P5"><text:s text:c="4"/>else invalid();</text:p>
      <text:p text:style-name="P5">}</text:p>
      <text:p text:style-name="P5"/>
      <text:p text:style-name="P5">void L(){</text:p>
      <text:p text:style-name="P5"><text:s text:c="4"/>S();</text:p>
      <text:p text:style-name="P5"><text:s text:c="4"/>Lprime();</text:p>
      <text:p text:style-name="P5">}</text:p>
      <text:p text:style-name="P5"/>
      <text:p text:style-name="P5">void Lprime(){</text:p>
      <text:p text:style-name="P5"><text:s text:c="4"/>if(str[curr] == ','){</text:p>
      <text:p text:style-name="P5"><text:s text:c="8"/>curr++;</text:p>
      <text:p text:style-name="P5"><text:s text:c="8"/>S();</text:p>
      <text:p text:style-name="P5"><text:s text:c="8"/>Lprime();</text:p>
      <text:p text:style-name="P5"><text:s text:c="4"/>}</text:p>
      <text:p text:style-name="P5">}</text:p>
      <text:p text:style-name="P5"/>
      <text:p text:style-name="P5">int main(){</text:p>
      <text:p text:style-name="P5"><text:s text:c="4"/>printf("Enter string: ");</text:p>
      <text:p text:style-name="P5"><text:s text:c="4"/>scanf("%s", str);</text:p>
      <text:p text:style-name="P5"><text:s text:c="4"/>S();</text:p>
      <text:p text:style-name="P5"><text:s text:c="4"/>if(str[curr] == '$') valid();</text:p>
      <text:p text:style-name="P5"><text:s text:c="4"/>else invalid();</text:p>
      <text:p text:style-name="P5"><text:soft-page-break/>}</text:p>
      <text:p text:style-name="P5"/>
      <text:p text:style-name="P3">ii) Terminal</text:p>
      <text:p text:style-name="P5">CD_LAB_A1@debianpc-02:~/Desktop/220905018/Lab6-RDP$ gcc -o l6q4 l6q4.c</text:p>
      <text:p text:style-name="P5">CD_LAB_A1@debianpc-02:~/Desktop/220905018/Lab6-RDP$ ./l6q4</text:p>
      <text:p text:style-name="P5">Enter string: (a,a)$</text:p>
      <text:p text:style-name="P5">-----------------SUCCESS--------------------</text:p>
      <text:p text:style-name="P5">CD_LAB_A1@debianpc-02:~/Desktop/220905018/Lab6-RDP$ ./l6q4</text:p>
      <text:p text:style-name="P5">Enter string: aaa$</text:p>
      <text:p text:style-name="P5">-----------------ERROR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5:50:35.333111512</meta:creation-date>
    <dc:date>2025-02-12T16:01:30.256397610</dc:date>
    <meta:editing-duration>PT10M54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7" meta:paragraph-count="289" meta:word-count="604" meta:character-count="5353" meta:non-whitespace-character-count="4210"/>
  </office:meta>
</office:document-meta>
</file>